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resolvedListElement.getOriginatingLayout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resolvedListElement.UnresolvedListElement( Position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